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fo:min-height="7.734cm"/>
    </style:style>
    <style:style style:name="pr9" style:family="presentation" style:parent-style-name="Standard-subtitle">
      <style:graphic-properties draw:fill-color="#ffffff" fo:min-height="10.48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5" draw:layer="layout" svg:width="25.199cm" svg:height="13.859cm" svg:x="1.4cm" svg:y="4.91cm" presentation:class="subtitle" presentation:user-transformed="true">
          <draw:text-box>
            <text:p text:style-name="P4"><text:span text:style-name="T4">var exampleModule = (function() {</text:span></text:p>
            <text:p text:style-name="P4"><text:span text:style-name="T4"><text:tab/></text:span><text:span text:style-name="T4">var object = {};</text:span></text:p>
            <text:p text:style-name="P4"><text:span text:style-name="T4"/></text:p>
            <text:p text:style-name="P4"><text:span text:style-name="T4"><text:tab/></text:span><text:span text:style-name="T4">var privateVariable = …;</text:span></text:p>
            <text:p text:style-name="P4"><text:span text:style-name="T4"/></text:p>
            <text:p text:style-name="P4"><text:span text:style-name="T4"><text:tab/></text:span><text:span text:style-name="T4">object.variableName = …;</text:span></text:p>
            <text:p text:style-name="P4"><text:span text:style-name="T4"><text:tab/></text:span><text:span text:style-name="T4">object.functionName = function() {…};</text:span></text:p>
            <text:p text:style-name="P4"><text:span text:style-name="T4"/></text:p>
            <text:p text:style-name="P4"><text:span text:style-name="T4"><text:tab/></text:span><text:span text:style-name="T4">return object;</text:span></text:p>
            <text:p text:style-name="P4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12.4cm" svg:height="7.734cm" svg:x="0.6cm" svg:y="0.666cm">
          <draw:text-box>
            <text:p text:style-name="P6"><text:span text:style-name="T5">var exampleModule = (function() {</text:span></text:p>
            <text:p text:style-name="P6"><text:span text:style-name="T5"><text:tab/></text:span><text:span text:style-name="T5">var object = {};</text:span></text:p>
            <text:p text:style-name="P6"><text:span text:style-name="T5"/></text:p>
            <text:p text:style-name="P6"><text:span text:style-name="T5"><text:tab/></text:span><text:span text:style-name="T5">var privateVariable = …;</text:span></text:p>
            <text:p text:style-name="P6"><text:span text:style-name="T5"/></text:p>
            <text:p text:style-name="P6"><text:span text:style-name="T5"><text:tab/></text:span><text:span text:style-name="T5">object.variableName = …;</text:span></text:p>
            <text:p text:style-name="P6"><text:span text:style-name="T5"><text:tab/></text:span><text:span text:style-name="T5">object.functionName = function() {…};</text:span></text:p>
            <text:p text:style-name="P6"><text:span text:style-name="T5"/></text:p>
            <text:p text:style-name="P6"><text:span text:style-name="T5"><text:tab/></text:span><text:span text:style-name="T5">return object;</text:span></text:p>
            <text:p text:style-name="P6"><text:span text:style-name="T5">}());</text:span></text:p>
          </draw:text-box>
        </draw:frame>
        <draw:frame presentation:style-name="pr9" draw:text-style-name="P9" draw:layer="layout" svg:width="17.015cm" svg:height="10.481cm" svg:x="8.385cm" svg:y="8.2cm">
          <draw:text-box>
            <text:p text:style-name="P8"><text:span text:style-name="T6">Beispiele mit Erklä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ff from <text:a xlink:href="http://www.adequatelygood.com/JavaScript-Module-Pattern-In-Depth.html" xlink:type="simple">http://www.adequatelygood.com/JavaScript-Module-Pattern-In-Depth.html</text:a></text:p>
              </text:list-item>
              <text:list-item>
                <text:p>Meherer Dateien</text:p>
              </text:list-item>
              <text:list-item>
                <text:p>Lade reihenfolge</text:p>
              </text:list-item>
              <text:list-item>
                <text:p>Private scope über mehrere Date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3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3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T5H39M40S</meta:editing-duration>
    <meta:editing-cycles>35</meta:editing-cycles>
    <dc:date>2015-03-30T17:26:54.224672000</dc:date>
    <meta:generator>LibreOffice/4.4.1.2$MacOSX_X86_64 LibreOffice_project/45e2de17089c24a1fa810c8f975a7171ba4cd432</meta:generator>
    <meta:document-statistic meta:object-count="69"/>
  </office:meta>
</office:document-meta>
</file>